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a7000" officeooo:paragraph-rsid="000a7000" style:font-size-asian="18pt" style:font-size-complex="18pt"/>
    </style:style>
    <style:style style:name="P2" style:family="paragraph" style:parent-style-name="Standard" style:master-page-name="MP0">
      <style:paragraph-properties style:page-number="auto" fo:break-before="page"/>
      <style:text-properties fo:font-size="18pt" officeooo:rsid="000a7000" officeooo:paragraph-rsid="000a7000" style:font-size-asian="18pt" style:font-size-complex="18pt"/>
    </style:style>
    <style:style style:name="P3" style:family="paragraph" style:parent-style-name="Standard">
      <style:text-properties fo:font-size="18pt" officeooo:rsid="000b4fc1" officeooo:paragraph-rsid="000b4fc1" style:font-size-asian="18pt" style:font-size-complex="18pt"/>
    </style:style>
    <style:style style:name="P4" style:family="paragraph" style:parent-style-name="Standard">
      <style:text-properties fo:font-size="18pt" officeooo:rsid="000d1076" officeooo:paragraph-rsid="000d1076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www.google.fr/search?ei=yrqIWsTBOqfhkgXE4r3gAg&amp;q=plugin+wordpress+qui+affiche+la+liste+d%27articles&amp;oq=plugin+wordpress+qui+affiche+la+liste+d%27articles&amp;gs_l=psy-ab.3...561717.568924.0.569238.31.26.0.0.0.0.353.2795.19j4j2j1.26.0....0...1c.1.64.psy-ab..8.18.1878...35i39k1j33i160k1.0.ABnV958U2qE" text:style-name="Internet_20_link" text:visited-style-name="Visited_20_Internet_20_Link">https://www.google.fr/search?ei=yrqIWsTBOqfhkgXE4r3gAg&amp;q=plugin+wordpress+qui+affiche+la+liste+d%27articles&amp;oq=plugin+wordpress+qui+affiche+la+liste+d%27articles&amp;gs_l=psy-ab.3...561717.568924.0.569238.31.26.0.0.0.0.353.2795.19j4j2j1.26.0....0...1c.1.64.psy-ab..8.18.1878...35i39k1j33i160k1.0.ABnV958U2qE</text:a></text:p>
      <text:p text:style-name="P1"/>
      <text:p text:style-name="P1"><text:a xlink:type="simple" xlink:href="https://wpformation.com/widgets-utiles-wordpress/" text:style-name="Internet_20_link" text:visited-style-name="Visited_20_Internet_20_Link">https://wpformation.com/widgets-utiles-wordpress/</text:a></text:p>
      <text:p text:style-name="P1"/>
      <text:p text:style-name="P1"><text:a xlink:type="simple" xlink:href="https://wpformation.com/widgets-wordpress/" text:style-name="Internet_20_link" text:visited-style-name="Visited_20_Internet_20_Link">https://wpformation.com/widgets-wordpress/</text:a></text:p>
      <text:p text:style-name="P1"/>
      <text:p text:style-name="P1"><text:a xlink:type="simple" xlink:href="https://wpformation.com/wordpress-pour-les-nuls/" text:style-name="Internet_20_link" text:visited-style-name="Visited_20_Internet_20_Link">https://wpformation.com/wordpress-pour-les-nuls/</text:a></text:p>
      <text:p text:style-name="P1"/>
      <text:p text:style-name="P1"><text:a xlink:type="simple" xlink:href="https://wpformation.com/article-wordpress/" text:style-name="Internet_20_link" text:visited-style-name="Visited_20_Internet_20_Link">https://wpformation.com/article-wordpress/</text:a></text:p>
      <text:p text:style-name="P1"/>
      <text:p text:style-name="P1"><text:a xlink:type="simple" xlink:href="https://wpformation.com/50-questions-wordpress/" text:style-name="Internet_20_link" text:visited-style-name="Visited_20_Internet_20_Link">https://wpformation.com/50-questions-wordpress/</text:a></text:p>
      <text:p text:style-name="P1"/>
      <text:p text:style-name="P1"><text:a xlink:type="simple" xlink:href="https://www.creanico.fr/wordpress/top-ultime-liste-de-plugins-wordpress/" text:style-name="Internet_20_link" text:visited-style-name="Visited_20_Internet_20_Link">https://www.creanico.fr/wordpress/top-ultime-liste-de-plugins-wordpress/</text:a></text:p>
      <text:p text:style-name="P1"/>
      <text:p text:style-name="P1"><text:a xlink:type="simple" xlink:href="https://bloginfos.com/mise-page-grille/" text:style-name="Internet_20_link" text:visited-style-name="Visited_20_Internet_20_Link">https://bloginfos.com/mise-page-grille/</text:a></text:p>
      <text:p text:style-name="P1"/>
      <text:p text:style-name="P1"><text:a xlink:type="simple" xlink:href="http://www.gelas.pro/journal/web/plugins-wordpress-incontournables/" text:style-name="Internet_20_link" text:visited-style-name="Visited_20_Internet_20_Link">http://www.gelas.pro/journal/web/plugins-wordpress-incontournables/</text:a></text:p>
      <text:p text:style-name="P1"/>
      <text:p text:style-name="P3">news list</text:p>
      <text:p text:style-name="P3"/>
      <text:p text:style-name="P3">event manager</text:p>
      <text:p text:style-name="P3"/>
      <text:p text:style-name="P4"><text:a xlink:type="simple" xlink:href="https://achecker.ca/checker/index.php" text:style-name="Internet_20_link" text:visited-style-name="Visited_20_Internet_20_Link">https://achecker.ca/checker/index.php</text:a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Windows_x86 LibreOffice_project/d3bf12ecb743fc0d20e0be0c58ca359301eb705f</meta:generator>
    <meta:creation-date>2009-04-16T11:32:00Z</meta:creation-date>
    <dc:date>2018-02-18T18:47:24.940000000</dc:date>
    <meta:editing-cycles>18</meta:editing-cycles>
    <meta:editing-duration>PT13H11M50S</meta:editing-duration>
    <meta:document-statistic meta:table-count="0" meta:image-count="0" meta:object-count="0" meta:page-count="1" meta:paragraph-count="12" meta:word-count="14" meta:character-count="768" meta:non-whitespace-character-count="766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